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ResourceLoader.getResourceAsStream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Lo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ResourceLoader.ClassLoaderResource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